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f33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6619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00"/>
      <style:paragraph-properties fo:text-align="center"/>
      <style:text-properties fo:color="#000000" fo:font-weight="bold" style:font-weight-asian="bold" style:font-weight-complex="bold"/>
    </style:style>
    <style:style style:name="P4" style:family="paragraph">
      <loext:graphic-properties draw:fill="solid" draw:fill-color="#661900"/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00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6-2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07cm" svg:x="1.4cm" svg:y="-0.069cm" presentation:class="subtitle" presentation:user-transformed="true">
          <draw:text-box>
            <text:p><text:span text:style-name="T1"/></text:p>
            <text:p><text:span text:style-name="T1"/></text:p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4"/></text:p>
            <text:p><text:span text:style-name="T5">ANTLR Based</text:span></text:p>
            <text:p><text:span text:style-name="T5">Fragmentation API</text:span></text:p>
            <text:p><text:span text:style-name="T6">Meeting 2016-06-28</text:span></text:p>
            <text:p/>
            <text:p><text:span text:style-name="T7"/></text:p>
            <text:p><text:span text:style-name="T7">University of Koblenz-Landau</text:span></text:p>
            <text:p><text:span text:style-name="T7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sed Fragmentation AP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lified Fragment Nam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 UR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-Dialect Resolu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Fragment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" draw:text-style-name="P3" draw:layer="layout" svg:width="8.708cm" svg:height="4.064cm" svg:x="2.946cm" svg:y="4.969cm">
            <text:p text:style-name="P2"><text:span text:style-name="T8">(1.)</text:span></text:p>
            <text:p text:style-name="P2"><text:span text:style-name="T8">Domain</text:span></text:p>
            <text:p text:style-name="P2"><text:span text:style-name="T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9.647cm" svg:y="4.97cm">
            <text:p text:style-name="P2"><text:span text:style-name="T8">(2.) </text:span></text:p>
            <text:p text:style-name="P2"><text:span text:style-name="T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16.348cm" svg:y="4.971cm">
            <text:p text:style-name="P2"><text:span text:style-name="T8">(3.) </text:span></text:p>
            <text:p text:style-name="P2"><text:span text:style-name="T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5" draw:layer="layout" svg:width="22.86cm" svg:height="2.309cm" svg:x="2.57cm" svg:y="10.668cm">
          <draw:text-box>
            <text:p text:style-name="P2"><text:span text:style-name="T9">A domain model is a collection of (axiomatic) </text:span><text:span text:style-name="T10">statements</text:span><text:span text:style-name="T9"> over entity-types and enti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" draw:text-style-name="P3" draw:layer="layout" svg:width="8.708cm" svg:height="4.064cm" svg:x="2.946cm" svg:y="4.969cm">
            <text:p text:style-name="P2"><text:span text:style-name="T8">(1.)</text:span></text:p>
            <text:p text:style-name="P2"><text:span text:style-name="T8">Domain</text:span></text:p>
            <text:p text:style-name="P2"><text:span text:style-name="T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9.647cm" svg:y="4.97cm">
            <text:p text:style-name="P2"><text:span text:style-name="T8">(2.) </text:span></text:p>
            <text:p text:style-name="P2"><text:span text:style-name="T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16.348cm" svg:y="4.971cm">
            <text:p text:style-name="P2"><text:span text:style-name="T8">(3.) </text:span></text:p>
            <text:p text:style-name="P2"><text:span text:style-name="T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7" draw:layer="layout" svg:width="22.86cm" svg:height="6.197cm" svg:x="2.57cm" svg:y="10.668cm">
          <draw:text-box>
            <text:p text:style-name="P2"><text:span text:style-name="T11">Foo &lt; Entity</text:span></text:p>
            <text:p text:style-name="P2"><text:span text:style-name="T11">Bar &lt; Entity</text:span></text:p>
            <text:p text:style-name="P2"><text:span text:style-name="T11"/></text:p>
            <text:p text:style-name="P2"><text:span text:style-name="T11">partOf &lt; Foo * Bar</text:span></text:p>
            <text:p text:style-name="P2"><text:span text:style-name="T11"/></text:p>
            <text:p text:style-name="P2"><text:span text:style-name="T11">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3" draw:text-style-name="P4" draw:layer="layout" svg:width="8.708cm" svg:height="4.064cm" svg:x="2.946cm" svg:y="4.969cm">
            <text:p text:style-name="P2"><text:span text:style-name="T8">(1.)</text:span></text:p>
            <text:p text:style-name="P2"><text:span text:style-name="T8">Domain</text:span></text:p>
            <text:p text:style-name="P2"><text:span text:style-name="T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3" draw:layer="layout" svg:width="8.708cm" svg:height="4.064cm" svg:x="9.647cm" svg:y="4.97cm">
            <text:p text:style-name="P2"><text:span text:style-name="T8">(2.) </text:span></text:p>
            <text:p text:style-name="P2"><text:span text:style-name="T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16.348cm" svg:y="4.971cm">
            <text:p text:style-name="P2"><text:span text:style-name="T8">(3.) </text:span></text:p>
            <text:p text:style-name="P2"><text:span text:style-name="T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5" draw:layer="layout" svg:width="22.86cm" svg:height="4.367cm" svg:x="2.57cm" svg:y="10.668cm">
          <draw:text-box>
            <text:p text:style-name="P2"><text:span text:style-name="T9">Extends a KB with entities found in Manifestations.</text:span></text:p>
            <text:p text:style-name="P2"><text:span text:style-name="T9"/></text:p>
            <text:p text:style-name="P2"><text:span text:style-name="T9">Fragmentation is done by several plugins, specifically tailored to a doma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3" draw:text-style-name="P4" draw:layer="layout" svg:width="8.708cm" svg:height="4.064cm" svg:x="2.946cm" svg:y="4.969cm">
            <text:p text:style-name="P2"><text:span text:style-name="T8">(1.)</text:span></text:p>
            <text:p text:style-name="P2"><text:span text:style-name="T8">Domain</text:span></text:p>
            <text:p text:style-name="P2"><text:span text:style-name="T8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9.647cm" svg:y="4.97cm">
            <text:p text:style-name="P2"><text:span text:style-name="T8">(2.) </text:span></text:p>
            <text:p text:style-name="P2"><text:span text:style-name="T8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3" draw:layer="layout" svg:width="8.708cm" svg:height="4.064cm" svg:x="16.348cm" svg:y="4.971cm">
            <text:p text:style-name="P2"><text:span text:style-name="T8">(3.) </text:span></text:p>
            <text:p text:style-name="P2"><text:span text:style-name="T8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8" draw:layer="layout" svg:width="21.59cm" svg:height="3.409cm" svg:x="3.048cm" svg:y="10.668cm">
          <draw:text-box>
            <text:p text:style-name="P2"><text:span text:style-name="T12">Can we provide singular plugins for recove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  <text:p text:style-name="MP5"><text:span text:style-name="MT3">University of Koblenz-Landau</text:span></text:p>
          <text:p text:style-name="MP5"><text:span text:style-name="MT3">Maximilian Meffer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6-20T03:04:03.003416783</dc:date>
    <dc:creator>darjeeling </dc:creator>
    <meta:editing-duration>P2DT21M8S</meta:editing-duration>
    <meta:editing-cycles>298</meta:editing-cycles>
    <meta:generator>LibreOffice/5.1.3.2$Linux_X86_64 LibreOffice_project/10m0$Build-2</meta:generator>
    <meta:document-statistic meta:object-count="80"/>
  </office:meta>
</office:document-meta>
</file>